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2396in" fo:margin-left="-0.075in" table:align="left" style:writing-mode="lr-tb"/>
    </style:style>
    <style:style style:name="Table2.A" style:family="table-column">
      <style:table-column-properties style:column-width="1.0313in"/>
    </style:style>
    <style:style style:name="Table2.B" style:family="table-column">
      <style:table-column-properties style:column-width="6.2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3694in" fo:keep-together="auto"/>
    </style:style>
    <style:style style:name="Table3" style:family="table">
      <style:table-properties style:width="7.2438in" fo:margin-left="-0.075in" table:align="left" style:writing-mode="lr-tb"/>
    </style:style>
    <style:style style:name="Table3.A" style:family="table-column">
      <style:table-column-properties style:column-width="1.066in"/>
    </style:style>
    <style:style style:name="Table3.B" style:family="table-column">
      <style:table-column-properties style:column-width="6.1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fo:language="fr" fo:country="FR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b0d5b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language="fr" fo:country="FR" officeooo:rsid="0018cd82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language="fr" fo:country="FR" officeooo:rsid="001f98fe" officeooo:paragraph-rsid="001f98fe" style:font-size-asian="10pt" style:font-name-complex="Arial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style:font-size-asian="10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style:font-name-complex="Arial"/>
    </style:style>
    <style:style style:name="P17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8" style:family="paragraph" style:parent-style-name="Standard">
      <style:paragraph-properties fo:text-align="justify" style:justify-single-word="false"/>
      <style:text-properties fo:color="#333333" style:font-name="Arial" fo:font-size="8pt" fo:language="fr" fo:country="FR" style:font-size-asian="8pt" style:font-name-complex="Arial" style:font-size-complex="10pt" style:font-style-complex="italic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style:font-size-asian="10pt" style:font-name-complex="Arial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style:font-name-complex="Arial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2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1709f5" officeooo:paragraph-rsid="001709f5" style:font-size-asian="8pt" style:font-style-asian="italic" style:font-name-complex="Arial" style:font-size-complex="10pt" style:font-style-complex="italic"/>
    </style:style>
    <style:style style:name="P26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>
      <style:paragraph-properties fo:margin-left="0.9835in" fo:margin-right="0in" fo:text-align="justify" style:justify-single-word="false" fo:text-indent="0.4917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8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29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30" style:family="paragraph" style:parent-style-name="Standard">
      <style:paragraph-properties fo:margin-left="1.2709in" fo:margin-right="0in" fo:text-align="justify" style:justify-single-word="false" fo:text-indent="-1.2709in" style:auto-text-indent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31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32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style:font-size-asian="10pt" style:font-name-complex="Arial"/>
    </style:style>
    <style:style style:name="P33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14d1a1" style:font-size-asian="10pt" style:font-name-complex="Arial"/>
    </style:style>
    <style:style style:name="P34" style:family="paragraph" style:parent-style-name="Standard" style:list-style-name="WW8Num8">
      <style:paragraph-properties fo:text-align="justify" style:justify-single-word="false"/>
      <style:text-properties style:font-name="Arial" fo:font-size="10pt" fo:language="fr" fo:country="FR" officeooo:rsid="0014d6f8" officeooo:paragraph-rsid="0014d6f8" style:font-size-asian="10pt" style:font-name-complex="Arial" style:font-size-complex="10pt"/>
    </style:style>
    <style:style style:name="P35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22a3fa" style:font-size-asian="10pt" style:font-name-complex="Arial" style:font-size-complex="10pt"/>
    </style:style>
    <style:style style:name="P37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8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40" style:family="paragraph" style:parent-style-name="Standard">
      <style:text-properties style:font-name="Arial" fo:font-size="10pt" fo:language="fr" fo:country="FR" officeooo:rsid="0018cd82" officeooo:paragraph-rsid="0022a3fa" style:font-size-asian="10pt" style:font-name-complex="Arial" style:font-size-complex="10pt"/>
    </style:style>
    <style:style style:name="P41" style:family="paragraph" style:parent-style-name="Standard">
      <style:text-properties style:font-name="Arial" fo:font-size="10pt" fo:language="fr" fo:country="FR" officeooo:paragraph-rsid="00261b71" style:font-size-asian="10pt" style:font-name-complex="Arial" style:font-size-complex="10pt"/>
    </style:style>
    <style:style style:name="P42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43" style:family="paragraph" style:parent-style-name="Standard">
      <style:paragraph-properties fo:text-align="justify" style:justify-single-word="false"/>
      <style:text-properties fo:color="#333333" style:font-name="Arial" fo:font-size="8pt" fo:language="fr" fo:country="FR" officeooo:paragraph-rsid="0022a3fa" style:font-size-asian="8pt" style:font-name-complex="Arial" style:font-size-complex="10pt" style:font-style-complex="italic"/>
    </style:style>
    <style:style style:name="P4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4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4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Book Antiqua" fo:language="fr" fo:country="FR" officeooo:paragraph-rsid="0018cd82" style:font-name-complex="Arial"/>
    </style:style>
    <style:style style:name="P48" style:family="paragraph" style:parent-style-name="Heading_20_2">
      <style:text-properties fo:font-variant="small-caps" style:font-name="Arial" fo:font-size="10pt" fo:language="fr" fo:country="FR" style:font-size-asian="10pt" style:font-name-complex="Arial" style:font-size-complex="10pt"/>
    </style:style>
    <style:style style:name="P4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146797" style:font-name-complex="Times New Roman" style:font-weight-complex="bold"/>
    </style:style>
    <style:style style:name="P5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5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5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/>
    </style:style>
    <style:style style:name="T3" style:family="text">
      <style:text-properties fo:color="#333333" fo:font-size="8pt" style:font-size-asian="8pt" style:font-style-complex="italic"/>
    </style:style>
    <style:style style:name="T4" style:family="text">
      <style:text-properties fo:color="#333333" fo:font-size="8pt" officeooo:rsid="00146797" style:font-size-asian="8pt" style:font-style-complex="italic"/>
    </style:style>
    <style:style style:name="T5" style:family="text">
      <style:text-properties fo:color="#333333" fo:font-size="8pt" style:font-size-asian="8pt" style:font-size-complex="10pt"/>
    </style:style>
    <style:style style:name="T6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8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d82" style:font-weight-asian="bold" style:font-weight-complex="bold"/>
    </style:style>
    <style:style style:name="T13" style:family="text">
      <style:text-properties fo:font-weight="bold" officeooo:rsid="0018cd82" style:font-weight-asian="bold" style:font-size-complex="10pt" style:font-weight-complex="bold"/>
    </style:style>
    <style:style style:name="T14" style:family="text">
      <style:text-properties fo:font-weight="bold" officeooo:rsid="0018cd82" style:font-weight-asian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2" style:family="text">
      <style:text-properties fo:font-size="10pt" fo:font-weight="bold" style:font-size-asian="10pt" style:font-weight-asian="bold" style:font-weight-complex="bold"/>
    </style:style>
    <style:style style:name="T23" style:family="text">
      <style:text-properties fo:font-size="10pt" fo:font-weight="bold" officeooo:rsid="0018cd82" style:font-size-asian="10pt" style:font-weight-asian="bold" style:font-weight-complex="bold"/>
    </style:style>
    <style:style style:name="T24" style:family="text">
      <style:text-properties fo:font-size="10pt" fo:font-weight="bold" officeooo:rsid="001ee2f9" style:font-size-asian="10pt" style:font-weight-asian="bold" style:font-weight-complex="bold"/>
    </style:style>
    <style:style style:name="T25" style:family="text">
      <style:text-properties fo:font-size="10pt" fo:font-weight="bold" style:font-size-asian="10pt" style:font-weight-asian="bold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style-complex="italic" style:font-weight-complex="bold"/>
    </style:style>
    <style:style style:name="T30" style:family="text">
      <style:text-properties fo:font-size="10pt" fo:font-weight="bold" officeooo:rsid="0014d6f8" style:font-size-asian="10pt" style:font-weight-asian="bold" style:font-size-complex="10pt"/>
    </style:style>
    <style:style style:name="T31" style:family="text">
      <style:text-properties fo:font-size="10pt" style:font-size-asian="1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style="normal" fo:font-weight="bold" officeooo:rsid="0022a3fa" style:font-size-asian="10pt" style:font-style-asian="normal" style:font-weight-asian="bold" style:font-style-complex="normal" style:font-weight-complex="bold"/>
    </style:style>
    <style:style style:name="T34" style:family="text">
      <style:text-properties style:font-size-complex="10pt"/>
    </style:style>
    <style:style style:name="T35" style:family="text">
      <style:text-properties officeooo:rsid="00146797" style:font-size-complex="10pt"/>
    </style:style>
    <style:style style:name="T36" style:family="text">
      <style:text-properties officeooo:rsid="0014d1a1" style:font-size-complex="10pt"/>
    </style:style>
    <style:style style:name="T37" style:family="text">
      <style:text-properties officeooo:rsid="0018cd82" style:font-size-complex="10pt"/>
    </style:style>
    <style:style style:name="T38" style:family="text">
      <style:text-properties officeooo:rsid="00146797"/>
    </style:style>
    <style:style style:name="T39" style:family="text">
      <style:text-properties officeooo:rsid="0018cd8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8cd82" style:font-weight-asian="normal" style:font-weight-complex="normal"/>
    </style:style>
    <style:style style:name="T42" style:family="text">
      <style:text-properties officeooo:rsid="0018e119"/>
    </style:style>
    <style:style style:name="T43" style:family="text">
      <style:text-properties officeooo:rsid="001b0d5b"/>
    </style:style>
    <style:style style:name="T44" style:family="text">
      <style:text-properties officeooo:rsid="001d2a76"/>
    </style:style>
    <style:style style:name="T45" style:family="text">
      <style:text-properties officeooo:rsid="001f9885"/>
    </style:style>
    <style:style style:name="T46" style:family="text">
      <style:text-properties officeooo:rsid="0020f9a1"/>
    </style:style>
    <style:style style:name="T47" style:family="text">
      <style:text-properties fo:font-variant="small-caps" fo:font-weight="bold" officeooo:rsid="0018cd82" style:font-weight-asian="bold"/>
    </style:style>
    <style:style style:name="T48" style:family="text">
      <style:text-properties style:font-name="Arial" fo:font-size="10pt" fo:language="fr" fo:country="FR" style:font-size-asian="10pt" style:font-name-complex="Arial" style:font-size-complex="10pt"/>
    </style:style>
    <style:style style:name="T49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50" style:family="text">
      <style:text-properties officeooo:rsid="0022a3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10">Paris</text:p>
            <text:p text:style-name="P2">FRANCE</text:p>
            <text:p text:style-name="P12">+33 (0)6 26 05 75 41</text:p>
            <text:p text:style-name="P11"><text:a xlink:type="simple" xlink:href="mailto:pierre@mourlanne.com"><text:span text:style-name="T42">pierre@mourlanne.com</text:span></text:a></text:p>
          </table:table-cell>
          <table:table-cell table:style-name="Table1.A1" office:value-type="string">
            <text:p text:style-name="P4"><text:a xlink:type="simple" xlink:href="http://fr.linkedin.com/in/pmourlanne"><text:span text:style-name="T42">http://fr.linkedin.com/in/pmourlanne</text:span></text:a></text:p>
            <text:p text:style-name="P4"><text:a xlink:type="simple" xlink:href="http://github.com/pmourlanne"><text:span text:style-name="T42">http://github.com/pmourlanne</text:span></text:a></text:p>
            <text:p text:style-name="P3"><text:span text:style-name="T38">Nationalité </text:span>: <text:span text:style-name="T38">Français</text:span></text:p>
            <text:p text:style-name="P3"><text:span text:style-name="T38">Date de naissance </text:span>: 5 <text:span text:style-name="T38">Mars</text:span> 1991</text:p>
          </table:table-cell>
        </table:table-row>
      </table:table>
      <text:p text:style-name="P11"/>
      <text:h text:style-name="P49" text:outline-level="2">Formation</text:h>
      <text:h text:style-name="P48" text:outline-level="2"/>
      <text:p text:style-name="P16"><text:span text:style-name="T3">2010 – </text:span><text:span text:style-name="T4">2014</text:span><text:span text:style-name="T15"><text:tab/></text:span><text:span text:style-name="T17">Diplôme d'Ingénieur de l'École </text:span><text:span text:style-name="T19">Supérieure</text:span><text:span text:style-name="T17"> d'Électricité</text:span></text:p>
      <text:p text:style-name="P14"><text:span text:style-name="T1"><text:tab/></text:span><text:span text:style-name="T11">SUPELEC, Rennes (Cesson-Sevigné)</text:span></text:p>
      <text:list xml:id="list3118407089376263405" text:style-name="WW8Num14">
        <text:list-item>
          <text:p text:style-name="P32"><text:span text:style-name="T35">Majeure </text:span><text:span text:style-name="T34">: </text:span><text:span text:style-name="T36">Systèmes d'Information Sécurisés</text:span></text:p>
        </text:list-item>
      </text:list>
      <text:p text:style-name="P6"/>
      <text:p text:style-name="P16"><text:span text:style-name="T5">2007 - 2010</text:span><text:span text:style-name="T32"><text:tab/></text:span><text:span text:style-name="T27">Classes </text:span><text:span text:style-name="T28">P</text:span><text:span text:style-name="T27">réparatoires aux </text:span><text:span text:style-name="T28">G</text:span><text:span text:style-name="T27">randes </text:span><text:span text:style-name="T28">É</text:span><text:span text:style-name="T27">coles</text:span><text:span text:style-name="T26"> – Lycée Clemenceau, Nantes</text:span></text:p>
      <text:list xml:id="list8997223059453670585" text:style-name="WW8Num2">
        <text:list-item>
          <text:p text:style-name="P33">Options : Mathématiques et Physique</text:p>
        </text:list-item>
      </text:list>
      <text:p text:style-name="P13"/>
      <text:p text:style-name="P22"><text:span text:style-name="T2">2007</text:span><text:span text:style-name="T31"><text:tab/></text:span><text:span text:style-name="T30">Baccalauréat</text:span><text:span text:style-name="T25"> </text:span><text:span text:style-name="T29">– Lycée N.-D. de Sainte Croix, Le Mans</text:span></text:p>
      <text:list xml:id="list5918321056668775865" text:style-name="WW8Num8">
        <text:list-item>
          <text:p text:style-name="P34">Option<text:span text:style-name="T45">s</text:span> : Sciences de l'Ingénieur et Mathématiques</text:p>
        </text:list-item>
      </text:list>
      <text:p text:style-name="P27"/>
      <text:p text:style-name="P29">Expérience Professionnelle</text:p>
      <text:p text:style-name="P17"/>
      <text:p text:style-name="P45"><text:span text:style-name="T9">Sept. 14 </text:span><text:span text:style-name="T15"><text:tab/></text:span><text:span text:style-name="T33">Developpeur Web</text:span><text:span text:style-name="T16">, </text:span><text:span text:style-name="T21">Homeloc</text:span><text:span text:style-name="T22">, </text:span><text:span text:style-name="T24">Paris</text:span></text:p>
      <text:list xml:id="list1932771106306183953" text:style-name="L1">
        <text:list-item>
          <text:p text:style-name="P42"><text:span text:style-name="T49">D</text:span><text:span text:style-name="T48">éveloppement de sites Web, de solutions de gestions de locations et de centrales de réservations. Outils utilisés : Django, Python, PSQL, Elasticsearch, Redis, Nginx</text:span></text:p>
        </text:list-item>
      </text:list>
      <text:p text:style-name="P24"/>
      <text:p text:style-name="P24"><text:span text:style-name="T8">Avril 14 – Sept. 14</text:span><text:span text:style-name="T15"><text:tab/></text:span><text:span text:style-name="T18">Stagiaire</text:span><text:span text:style-name="T16">, </text:span><text:span text:style-name="T20">Gymglish</text:span><text:span text:style-name="T22">, </text:span><text:span text:style-name="T24">Paris</text:span></text:p>
      <text:list xml:id="list123283597251216804" text:style-name="WW8Num18">
        <text:list-item>
          <text:p text:style-name="P35">Développement web, administration système. Outils utilisés : Django, Plone, Python, Elasticsearch, Apache, Bacula</text:p>
        </text:list-item>
      </text:list>
      <text:p text:style-name="P23"/>
      <text:p text:style-name="P23"><text:span text:style-name="T7">Février 13 – Août 13</text:span><text:span text:style-name="T15"><text:tab/></text:span><text:span text:style-name="T18">Stagiaire</text:span><text:span text:style-name="T16">, </text:span><text:span text:style-name="T18">Sketchfab</text:span><text:span text:style-name="T22">, </text:span><text:span text:style-name="T23">Paris</text:span></text:p>
      <text:list xml:id="list172116153676440" text:continue-numbering="true" text:style-name="WW8Num18">
        <text:list-item>
          <text:p text:style-name="P37">Développement web backend pour une start-up. Outils utilisés : Django, Celery, MySQL, Git, jQuery, Backbone, Pivotal</text:p>
        </text:list-item>
      </text:list>
      <text:p text:style-name="P25"/>
      <text:p text:style-name="P23"><text:span text:style-name="T6">Août 12 – Janvier 13</text:span><text:span text:style-name="T15"><text:tab/></text:span><text:span text:style-name="T18">Stagiaire</text:span><text:span text:style-name="T16">, </text:span><text:span text:style-name="T18">SECLAB UCSB, Santa Barbara, États-Unis</text:span></text:p>
      <text:list xml:id="list172118226481691" text:continue-numbering="true" text:style-name="WW8Num18">
        <text:list-item>
          <text:p text:style-name="P38">Travaux de recherche dans un laboratoire de sécurité informatique. Thèmes : Exploration de données, Recherche de communautés</text:p>
        </text:list-item>
      </text:list>
      <text:p text:style-name="P47"><text:span text:style-name="T47">Projets</text:span></text:p>
      <text:p text:style-name="P3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<text:span text:style-name="T50">Nov. 13</text:span> – <text:span text:style-name="T50">Avr. </text:span><text:s/><text:span text:style-name="T50">14</text:span></text:p>
          </table:table-cell>
          <table:table-cell table:style-name="Table3.A1" office:value-type="string">
            <text:p text:style-name="P41"><text:span text:style-name="T14">Projet Logiciel</text:span><text:span text:style-name="T10">, SUPELEC </text:span>: <text:span text:style-name="T50">Développement d'un plugin de signature de groupes Thunderbird</text:span></text:p>
            <text:p text:style-name="P4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3"><text:span text:style-name="T39">Fev</text:span>. – <text:span text:style-name="T39">Juin</text:span> 2012</text:p>
          </table:table-cell>
          <table:table-cell table:style-name="Table2.A1" office:value-type="string">
            <text:p text:style-name="P2"><text:span text:style-name="T14">Projet Logiciel</text:span><text:span text:style-name="T10">, SUPELEC </text:span>: <text:span text:style-name="T39">Simulation d'un véhicule appliquée à un jeu en ligne (Matlab Qt C++)</text:span></text:p>
            <text:p text:style-name="P8"/>
          </table:table-cell>
        </table:table-row>
        <table:table-row table:style-name="Table2.2">
          <table:table-cell table:style-name="Table2.A1" office:value-type="string">
            <text:p text:style-name="P18"><text:span text:style-name="T39">Juin </text:span><text:s/>2011</text:p>
          </table:table-cell>
          <table:table-cell table:style-name="Table2.A1" office:value-type="string">
            <text:p text:style-name="P30"><text:span text:style-name="T14">Projet Logiciel</text:span><text:span text:style-name="T10">, SUPELEC</text:span><text:span text:style-name="T40"> :</text:span><text:span text:style-name="T10"> </text:span><text:span text:style-name="T41">Simulation d'un fluide à l'aide de l'agorithme « Marching Cubes » (JAVA, OpenGL)</text:span></text:p>
          </table:table-cell>
        </table:table-row>
      </table:table>
      <text:h text:style-name="P50" text:outline-level="2">Langues</text:h>
      <text:p text:style-name="P5"/>
      <text:p text:style-name="P19"><text:span text:style-name="T12">Français</text:span> <text:tab/> <text:span text:style-name="T39">Langue maternelle</text:span></text:p>
      <text:p text:style-name="P19"><text:span text:style-name="T12">Anglais</text:span> <text:tab/> <text:span text:style-name="T44">Maitrise parfaite</text:span></text:p>
      <text:p text:style-name="P21"><text:span text:style-name="T13">Espagnol</text:span><text:span text:style-name="T34"> <text:s text:c="2"/><text:tab/> </text:span><text:span text:style-name="T37">Niveau scolaire</text:span></text:p>
      <text:p text:style-name="P19"/>
      <text:h text:style-name="P51" text:outline-level="2">Compétences</text:h>
      <text:p text:style-name="P15"/>
      <text:p text:style-name="P31"><text:span text:style-name="T12">Thèmes étudiés</text:span> <text:s text:c="4"/><text:span text:style-name="T46">Cryptographie, Sûreté de fonctionnement, Systèmes d'exploitation, Architecture Informatique, Réseaux, Théorie des Jeux, Compilation</text:span></text:p>
      <text:p text:style-name="P26"/>
      <text:p text:style-name="P20"><text:span text:style-name="T12">Informatique</text:span><text:span text:style-name="T11"><text:tab/><text:tab/></text:span><text:span text:style-name="T39">Langages, Frameworks : Python, Django, SQL, Javascript, Node.js, C#, C, JAVA</text:span></text:p>
      <text:p text:style-name="P28"/>
      <text:h text:style-name="P52" text:outline-level="2">Hobbies</text:h>
      <text:p text:style-name="P5"/>
      <text:p text:style-name="P9">Sécurité Informatique et respect de la vie privée</text:p>
      <text:p text:style-name="P9">Littérature anglophone, <text:span text:style-name="T46">Jeux de société, </text:span><text:a xlink:type="simple" xlink:href="http://pmourlanne.wordpress.com/2014/03/26/quelques-trucs-a-manger/"><text:span text:style-name="T46">Cuisine</text:span></text:a></text:p>
      <text:p text:style-name="P7"><text:span text:style-name="T43">Lire </text:span><text:a xlink:type="simple" xlink:href="http://mitpress.mit.edu/sicp/full-text/book/book.html"><text:span text:style-name="T43">SIC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4-12-16T17:21:16.007578621</dc:date>
    <meta:print-date>2012-02-07T13:37:00</meta:print-date>
    <meta:editing-cycles>30</meta:editing-cycles>
    <meta:editing-duration>PT2H11M21S</meta:editing-duration>
    <meta:generator>LibreOffice/4.2.7.2$Linux_X86_64 LibreOffice_project/420m0$Build-2</meta:generator>
    <meta:document-statistic meta:table-count="3" meta:image-count="0" meta:object-count="0" meta:page-count="1" meta:paragraph-count="44" meta:word-count="291" meta:character-count="2107" meta:non-whitespace-character-count="1842"/>
    <meta:user-defined meta:name="Info 1"/>
    <meta:user-defined meta:name="Info 2"/>
    <meta:user-defined meta:name="Info 3"/>
    <meta:user-defined meta:name="Info 4"/>
  </office:meta>
</office:document-meta>
</file>